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C9EC3AE6CEC667A5.png" manifest:media-type="image/png"/>
  <manifest:file-entry manifest:full-path="Pictures/1000000000000780000004380A343DECCE6A47C9.png" manifest:media-type="image/png"/>
  <manifest:file-entry manifest:full-path="Pictures/1000000000000780000004383D62841A1755D863.png" manifest:media-type="image/png"/>
  <manifest:file-entry manifest:full-path="Pictures/1000000000000780000004383E5E146B085065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7291" officeooo:paragraph-rsid="000672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583in, 6.7626in, 3.6398in, 5.8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898in, 7.0429in, 4.1374in, 5.7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201in, 7.1362in, 4.7917in, 5.963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146in, 7.1047in, 4.9283in, 5.762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.0236in" svg:y="0.1772in" svg:width="3.7717in" svg:height="2.2693in" draw:z-index="0"><draw:image xlink:href="Pictures/1000000000000780000004383E5E146B08506584.png" xlink:type="simple" xlink:show="embed" xlink:actuate="onLoad" loext:mime-type="image/x-vclgraphic"/></draw:frame><draw:frame draw:style-name="fr2" draw:name="Image1" text:anchor-type="paragraph" svg:x="0.0236in" svg:y="2.4945in" svg:width="3.7472in" svg:height="2.0528in" draw:z-index="1"><draw:image xlink:href="Pictures/1000000000000780000004383D62841A1755D863.png" xlink:type="simple" xlink:show="embed" xlink:actuate="onLoad" loext:mime-type="image/x-vclgraphic"/></draw:frame></text:p>
      <text:p text:style-name="P1">1. felada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feladat</text:p>
      <text:p text:style-name="P1"><draw:frame draw:style-name="fr3" draw:name="Image3" text:anchor-type="paragraph" svg:x="0.0547in" svg:y="0.0256in" svg:width="3.6209in" svg:height="1.6984in" draw:z-index="2"><draw:image xlink:href="Pictures/1000000000000780000004380A343DECCE6A47C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paragraph" svg:x="0.0547in" svg:y="0.1902in" svg:width="3.5992in" svg:height="1.5673in" draw:z-index="3"><draw:image xlink:href="Pictures/100000000000078000000438C9EC3AE6CEC667A5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9:15:56.004359917</meta:creation-date>
    <dc:date>2020-10-13T09:36:35.190243510</dc:date>
    <meta:editing-duration>PT2S</meta:editing-duration>
    <meta:editing-cycles>1</meta:editing-cycles>
    <meta:document-statistic meta:table-count="0" meta:image-count="4" meta:object-count="0" meta:page-count="1" meta:paragraph-count="2" meta:word-count="4" meta:character-count="20" meta:non-whitespace-character-count="18"/>
    <meta:generator>LibreOffice/6.0.6.2$Linux_X86_64 LibreOffice_project/00m0$Build-2</meta:generator>
  </office:meta>
</office:document-meta>
</file>